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 a persona porque no se trabaja directamente con esa entidad, sino con sus herederos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9" calcext:value-type="float">
            <text:p>9</text:p>
          </table:table-cell>
          <table:table-cell table:number-columns-repeated="9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office:value-type="string" calcext:value-type="string">
            <text:p>La vista tree de eventoqueja está en la vista form de queja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omo no hay relaciones one2one, articulo y aduana tienen many2one con la otra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3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16" calcext:value-type="float">
            <text:p>16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8-01-02T01:06:12.379240730</dc:date>
    <meta:editing-cycles>15</meta:editing-cycles>
    <meta:editing-duration>PT4H31M55S</meta:editing-duration>
    <meta:document-statistic meta:table-count="1" meta:cell-count="130" meta:object-count="0"/>
  </office:meta>
</office:document-meta>
</file>